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paragraph-properties fo:text-align="justify" style:justify-single-word="false"/>
      <style:text-properties officeooo:paragraph-rsid="0021a6e0"/>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2460a3"/>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paragraph-properties fo:text-align="center" style:justify-single-word="false"/>
      <style:text-properties style:font-name="Times New Roman" fo:font-size="14pt" fo:font-weight="bold" officeooo:paragraph-rsid="0021a6e0" style:font-size-asian="14pt" style:font-weight-asian="bold" style:font-size-complex="14pt" style:font-weight-complex="bold"/>
    </style:style>
    <style:style style:name="P7" style:family="paragraph" style:parent-style-name="Text_20_body">
      <style:paragraph-properties fo:text-align="justify" style:justify-single-word="false"/>
      <style:text-properties style:font-name="Times New Roman" fo:font-size="14pt" fo:font-weight="normal" officeooo:paragraph-rsid="0021a6e0" style:font-size-asian="14pt" style:font-weight-asian="normal" style:font-size-complex="14pt" style:font-weight-complex="normal"/>
    </style:style>
    <style:style style:name="P8" style:family="paragraph" style:parent-style-name="Text_20_body">
      <style:paragraph-properties fo:text-align="justify" style:justify-single-word="false"/>
      <style:text-properties style:font-name="Times New Roman" fo:font-size="14pt" fo:font-weight="normal" officeooo:paragraph-rsid="00285001" style:font-size-asian="14pt" style:font-weight-asian="normal" style:font-size-complex="14pt" style:font-weight-complex="normal"/>
    </style:style>
    <style:style style:name="P9" style:family="paragraph" style:parent-style-name="Text_20_body">
      <style:paragraph-properties fo:text-align="justify" style:justify-single-word="false"/>
      <style:text-properties style:font-name="Times New Roman" fo:font-size="14pt" fo:font-weight="normal" officeooo:paragraph-rsid="002460a3" style:font-size-asian="14pt" style:font-weight-asian="normal" style:font-size-complex="14pt" style:font-weight-complex="normal"/>
    </style:style>
    <style:style style:name="P10" style:family="paragraph" style:parent-style-name="Text_20_body">
      <style:text-properties style:font-name="Times New Roman" fo:font-size="14pt" fo:font-weight="normal" style:font-size-asian="14pt" style:font-weight-asian="normal" style:font-size-complex="14pt" style:font-weight-complex="normal"/>
    </style:style>
    <style:style style:name="P11" style:family="paragraph" style:parent-style-name="Text_20_body">
      <style:paragraph-properties fo:text-align="justify" style:justify-single-word="false"/>
      <style:text-properties style:font-name="Times New Roman" fo:font-size="14pt" fo:font-style="italic" fo:font-weight="normal" officeooo:paragraph-rsid="002460a3" style:font-size-asian="14pt" style:font-style-asian="italic" style:font-weight-asian="normal" style:font-size-complex="14pt" style:font-style-complex="italic" style:font-weight-complex="normal"/>
    </style:style>
    <style:style style:name="T1" style:family="text">
      <style:text-properties fo:font-size="14pt" fo:font-weight="normal" style:font-size-asian="14pt" style:font-weight-asian="normal" style:font-size-complex="14pt" style:font-weight-complex="normal"/>
    </style:style>
    <style:style style:name="T2" style:family="text">
      <style:text-properties officeooo:rsid="00285001"/>
    </style:style>
    <style:style style:name="T3" style:family="text">
      <style:text-properties style:font-name="Times New Roman" fo:font-size="14pt" fo:font-weight="normal" style:font-size-asian="14pt" style:font-weight-asian="normal" style:font-size-complex="14pt" style:font-weight-complex="normal"/>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 meta-heuristic approach to estimate and explain classifier uncertainty</text:p>
      <text:p text:style-name="P7"/>
      <text:p text:style-name="P8">Applied Intelligence(2025) 55:319<text:tab/><text:tab/><text:tab/><text:tab/><text:tab/><text:tab/> <text:s text:c="3"/><text:span text:style-name="T2">January 2025</text:span></text:p>
      <text:p text:style-name="P7"><text:tab/></text:p>
      <text:p text:style-name="P11">Keywords: Uncertainty quantification · Meta-learning · Fuzzy clustering<text:tab/></text:p>
      <text:p text:style-name="P9"/>
      <text:p text:style-name="P3"><text:span text:style-name="T3"><text:tab/>Günümüzde ML modelleri, özellikle </text:span><text:span text:style-name="Strong_20_Emphasis"><text:span text:style-name="T3">tıbbi teşhis, finansal tahmin ve güvenlik sistemleri</text:span></text:span><text:span text:style-name="T3"> gibi kritik alanlarda karar verme süreçlerinde kullanılmaktadır. Ancak, bu modellerin kararlarını neden ve ne kadar güvenle aldığını anlamak, kullanıcı güvenini artırmada önemli bir faktördür. Mevcut belirsizlik tahmin yöntemleri genellikle </text:span><text:span text:style-name="Strong_20_Emphasis"><text:span text:style-name="T3">model bağımlıdır</text:span></text:span><text:span text:style-name="T3"> ve kullanıcılar için </text:span><text:span text:style-name="Strong_20_Emphasis"><text:span text:style-name="T3">açıklanması zor olan karmaşık matematiksel hesaplamalara</text:span></text:span><text:span text:style-name="T3"> dayanır. Bu durum, kullanıcıların modelin kararlarını sorgulama ve gerektiğinde göz ardı etme yeteneğini kısıtlar. </text:span></text:p>
      <text:p text:style-name="P1"><text:span text:style-name="T3"><text:tab/>Makale, bu sorunları çözmek için </text:span><text:span text:style-name="Strong_20_Emphasis"><text:span text:style-name="T3">sınıflayıcı belirsizliğini tahmin etmek ve açıklamak</text:span></text:span><text:span text:style-name="T3"> amacıyla </text:span><text:span text:style-name="Strong_20_Emphasis"><text:span text:style-name="T3">model bağımsız bir meta-sezgisel yaklaşım</text:span></text:span><text:span text:style-name="T3"> önermektedir. Bu yaklaşım, insan ve makine karar verme süreçlerinde ortak olan </text:span><text:span text:style-name="Strong_20_Emphasis"><text:span text:style-name="T3">karmaşıklık faktörlerine</text:span></text:span><text:span text:style-name="T3"> dayanarak örneklerin zorluk seviyesini değerlendirir ve </text:span><text:span text:style-name="Strong_20_Emphasis"><text:span text:style-name="T3">yanlış sınıflandırma riskini tahmin eden bir meta-öğrenme çerçevesi</text:span></text:span><text:span text:style-name="T3"> sunar. Önerilen yöntem, geleneksel olasılık tahminleri ve entropi tabanlı belirsizlik tahmin tekniklerinden daha iyi performans göstermiştir. Ayrıca, model doğruluğundan ve kalibrasyonundan daha bağımsız tahminler üreterek, güvenilir karar destek sistemleri oluşturulmasına katkı sağlamaktadır.</text:span></text:p>
      <text:p text:style-name="P2"><text:span text:style-name="T3"><text:tab/>Makale, </text:span><text:span text:style-name="Strong_20_Emphasis"><text:span text:style-name="T3">sınıf bağımsız meta-sezgisel ölçümler</text:span></text:span><text:span text:style-name="T3"> geliştirerek, makine öğrenimi modellerinin belirsizlik tahminlerini daha güvenilir hale getirmeyi amaçlamaktadır. Çalışmada, </text:span><text:span text:style-name="Strong_20_Emphasis"><text:span text:style-name="T3">bulanık kümeleme (fuzzy clustering) ve meta-öğrenme</text:span></text:span><text:span text:style-name="T3"> teknikleri kullanılarak </text:span><text:span text:style-name="Strong_20_Emphasis"><text:span text:style-name="T3">yanlış sınıflandırma riski tahmin edilmiştir</text:span></text:span><text:span text:style-name="T3">. Önerilen sistem üç ana bileşenden oluşmaktadır:</text:span></text:p>
      <text:list xml:id="list1811443052" text:style-name="L1">
        <text:list-item>
          <text:p text:style-name="P5"><text:span text:style-name="Strong_20_Emphasis"><text:span text:style-name="T3">Meta-Sezgisel Ölçümler:</text:span></text:span><text:span text:style-name="T3"> Örneklerin sınıflandırma zorluklarını değerlendirmek için </text:span><text:span text:style-name="Strong_20_Emphasis"><text:span text:style-name="T3">yedi farklı karmaşıklık ölçütü</text:span></text:span><text:span text:style-name="T3"> geliştirilmiştir. Bu ölçütler, </text:span><text:span text:style-name="Strong_20_Emphasis"><text:span text:style-name="T3">sınıf örtüşmesi, aykırılıklar, karar sınırına yakınlık ve kanıt çelişkisi</text:span></text:span><text:span text:style-name="T3"> gibi faktörlere dayanır.</text:span></text:p>
        </text:list-item>
        <text:list-item>
          <text:p text:style-name="P5"><text:span text:style-name="Strong_20_Emphasis"><text:span text:style-name="T3">Bulanık Kümeleme ile Belirsizlik Tahmini:</text:span></text:span><text:span text:style-name="T3"> Verilerin doğasında bulunan belirsizliği yakalamak için </text:span><text:span text:style-name="Strong_20_Emphasis"><text:span text:style-name="T3">Bayes optimizasyonlu ağırlıklı bulanık kümeleme</text:span></text:span><text:span text:style-name="T3"> kullanılmıştır. Bu yöntem, örnekleri farklı </text:span><text:span text:style-name="Strong_20_Emphasis"><text:span text:style-name="T3">karmaşıklık profillerine</text:span></text:span><text:span text:style-name="T3"> göre gruplandırarak yanlış sınıflandırma riskini belirlemektedir.</text:span></text:p>
        </text:list-item>
        <text:list-item>
          <text:p text:style-name="P4"><text:span text:style-name="Strong_20_Emphasis"><text:span text:style-name="T3">Bilgi Tabanlı Öğrenme:</text:span></text:span><text:span text:style-name="T3"> </text:span><text:span text:style-name="Strong_20_Emphasis"><text:span text:style-name="T3">Gerçek ve sentetik veri kümeleri</text:span></text:span><text:span text:style-name="T3"> kullanılarak bir bilgi tabanı oluşturulmuş ve yanlış sınıflandırma örnekleri ile model eğitilmiştir. </text:span><text:soft-page-break/><text:span text:style-name="T3">Böylece, modelin yalnızca eğitildiği veri kümesiyle değil, daha geniş bir bağlamda belirsizlik tahmini yapması sağlanmıştır.</text:span></text:p>
        </text:list-item>
      </text:list>
      <text:p text:style-name="P2"><text:span text:style-name="T3"><text:tab/>Önerilen yöntem, </text:span><text:span text:style-name="Strong_20_Emphasis"><text:span text:style-name="T3">27 farklı veri kümesi üzerinde test edilmiş</text:span></text:span><text:span text:style-name="T3"> ve </text:span><text:span text:style-name="Strong_20_Emphasis"><text:span text:style-name="T3">geleneksel belirsizlik tahmin yöntemlerine kıyasla daha güvenilir sonuçlar verdiği</text:span></text:span><text:span text:style-name="T3"> gösterilmiştir. Özellikle </text:span><text:span text:style-name="Strong_20_Emphasis"><text:span text:style-name="T3">entropi tabanlı yöntemler ve güven skoru (trust score) ile karşılaştırıldığında</text:span></text:span><text:span text:style-name="T3">, önerilen sistemin yanlış sınıflandırma riskini </text:span><text:span text:style-name="Strong_20_Emphasis"><text:span text:style-name="T3">model doğruluğuna ve kalibrasyonuna daha az bağımlı şekilde</text:span></text:span><text:span text:style-name="T3"> tahmin ettiği tespit edilmiştir. Deneyler ayrıca, </text:span><text:span text:style-name="Strong_20_Emphasis"><text:span text:style-name="T3">sentetik veri kümeleri ile desteklenen bilgi tabanının belirsizlik tahmin performansını artırdığını</text:span></text:span><text:span text:style-name="T3"> göstermiştir.</text:span></text:p>
      <text:p text:style-name="P1"><text:span text:style-name="T3"><text:tab/>Bu çalışma, </text:span><text:span text:style-name="Strong_20_Emphasis"><text:span text:style-name="T3">ML modellerinde belirsizlik tahmini ve açıklanabilirlik</text:span></text:span><text:span text:style-name="T3"> konusunda önemli bir ilerleme sunmaktadır. Önerilen meta-sezgisel yaklaşım, </text:span><text:span text:style-name="Strong_20_Emphasis"><text:span text:style-name="T3">model bağımsız ve insan tarafından anlaşılabilir</text:span></text:span><text:span text:style-name="T3"> bir belirsizlik tahmini sunarak, </text:span><text:span text:style-name="Strong_20_Emphasis"><text:span text:style-name="T3">karar destek sistemlerinin güvenilirliğini artırmaktadır</text:span></text:span><text:span text:style-name="T3">. Çalışma, mevcut yöntemlere kıyasla </text:span><text:span text:style-name="Strong_20_Emphasis"><text:span text:style-name="T3">model doğruluğuna ve kalibrasyonuna daha az bağımlı</text:span></text:span><text:span text:style-name="T3"> sonuçlar üreterek, ML modellerinin daha geniş bir kullanım alanına yayılmasını sağlamaktadır. </text:span></text:p>
      <text:p text:style-name="P1"><text:span text:style-name="T3"><text:tab/>Gelecekte, önerilen yaklaşımın </text:span><text:span text:style-name="Strong_20_Emphasis"><text:span text:style-name="T3">daha karmaşık veri kümeleri, görüntü ve doğal dil işleme modellerine uygulanması</text:span></text:span><text:span text:style-name="T3">, ayrıca </text:span><text:span text:style-name="Strong_20_Emphasis"><text:span text:style-name="T3">doğal dil açıklamaları ile kullanıcı dostu arayüzlerin geliştirilmesi</text:span></text:span><text:span text:style-name="T3"> önerilmektedir. Böylece, </text:span><text:span text:style-name="Strong_20_Emphasis"><text:span text:style-name="T3">insan-makine etkileşiminde güvenin artırılması ve ML modellerinin daha şeffaf hale getirilmesi</text:span></text:span><text:span text:style-name="T3"> sağlanabilir.</text:span></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2T10:42:39.222384180</meta:creation-date>
    <dc:date>2025-03-06T10:28:36.568375074</dc:date>
    <meta:editing-duration>PT28M37S</meta:editing-duration>
    <meta:editing-cycles>9</meta:editing-cycles>
    <meta:generator>LibreOffice/7.3.7.2$Linux_X86_64 LibreOffice_project/30$Build-2</meta:generator>
    <meta:document-statistic meta:table-count="0" meta:image-count="0" meta:object-count="0" meta:page-count="2" meta:paragraph-count="13" meta:word-count="444" meta:character-count="3864" meta:non-whitespace-character-count="3416"/>
  </office:meta>
</office:document-meta>
</file>